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4<text:s/><text:line-break/><text:line-break/>Наступил год фундаментальной работы, порядка, стабильности, надежности дисциплины, труда и практичности. Год усердной и кропотливой работы, когда идеи и планы прошлого года приобретают форму. Год не любит перемен. Как бы вы ни старались торопиться — придется терпеливо преодолевать препятствия. Хорошо работайте, продолжая начатое, и ваши усилия, в том числе прошлых трех лет, начнут уже приносить плоды. Вы будете удовлетворены материальными результатами своих усилий, если будете усердно трудиться.<text:s/><text:line-break/><text:line-break/>Благоприятные возможности:<text:s/><text:line-break/><text:line-break/>● заложите фундамент для своего будущего, например, купите недвижимость;<text:s/></text:p>
      <text:p text:style-name="Обычный">● укрепляйте здоровье;<text:s/></text:p>
      <text:p text:style-name="Обычный">● начинайте долгосрочные проекты;<text:s/></text:p>
      <text:p text:style-name="Обычный">● заложите основу для своего обеспеченного проживания на многие годы.<text:s/><text:line-break/><text:line-break/>Год благоприятен для торговли, строительства и материальных приобретений. Он учит вас экономности, бережливости, самодисциплине, грамотному управлению и организованной системе, долгосрочному планированию, надежности и ответственности.<text:s/><text:line-break/><text:line-break/>Личная жизнь:<text:s/><text:line-break/><text:line-break/>● укрепляйте отношения, стабильность, спокойствие и доверие;<text:s/></text:p>
      <text:p text:style-name="Обычный">● проводите вечера вместе.<text:s/></text:p>
      <text:p text:style-name="Обычный">Если вы находитесь в отношениях, то захочется стабильности, брачного союза. Если же вас не устраивают настоящие отношения, то следующий год может принести перемены.<text:s/><text:line-break/><text:line-break/>Развитие и карьера:<text:s/><text:line-break/><text:line-break/>Любые значительные изменения, такие как переезд, смена работы, профессии, развод — могут принести проблемы. В этот год не ждите много денег: они будут приходить стабильно, если будете трудиться и выполнять свои обязательства. Если дисциплина — это не ваш конек, то вас будут раздражать напряженная работа, множество ограничений и обязанностей.<text:s/><text:line-break/><text:line-break/>Займитесь строительством или торговлей: год приветствует накопления. Переходите от идей, пришедших к вам в третий год, к делу. Если вы создали бизнес в третьем году, то сейчас самое время выстроить все бизнес-процессы, написать методики, создать должностные инструкции, придать форму каждому процессу. Если идеи последних двух лет не докажут практическую значимость, то могут быть забыты. Личные удовольствия отодвиньте на второй план. Девиз года: «Работать!», — в противном случае год будет трудным.<text:s/><text:line-break/><text:line-break/>В этот год можно брать кредиты для бизнеса, инвестиций и для покупки недвижимости; делать ремонт в квартире, по- купать мебель и т.д. В карьере возможны подвижки: если вы хотите продвижения по службе, самое время попросить о нем.<text:s/><text:line-break/><text:soft-page-break/><text:line-break/>Основной мотив года:<text:s/><text:line-break/><text:line-break/>Обратите внимание на здоровье: возможны усталость и болезни, связанные со стрессом, повышенными нагрузками на работе, малоподвижным образом жизни и рутиной. Поэтому добавьте спорт и движение в вашу жизнь в этом году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38:00Z</dc:date>
    <meta:template xlink:href="Normal.dotm" xlink:type="simple"/>
    <meta:editing-cycles>5</meta:editing-cycles>
    <meta:editing-duration>PT60S</meta:editing-duration>
    <meta:document-statistic meta:page-count="2" meta:paragraph-count="5" meta:word-count="390" meta:character-count="2613" meta:row-count="18" meta:non-whitespace-character-count="2228"/>
  </office:meta>
</office:document-meta>
</file>